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8.74cm" fo:break-before="auto" style:use-optimal-row-height="true"/>
    </style:style>
    <style:style style:name="ro3" style:family="table-row">
      <style:table-row-properties style:row-height="8.345cm" fo:break-before="auto" style:use-optimal-row-height="true"/>
    </style:style>
    <style:style style:name="ro4" style:family="table-row">
      <style:table-row-properties style:row-height="7.95cm" fo:break-before="auto" style:use-optimal-row-height="true"/>
    </style:style>
    <style:style style:name="ro5" style:family="table-row">
      <style:table-row-properties style:row-height="5.97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abstract</text:p>
          </table:table-cell>
        </table:table-row>
        <table:table-row table:style-name="ro2">
          <table:table-cell office:value-type="string" calcext:value-type="string">
            <text:p>Comparative studies of variation in the ecology and genetics of natural plant popu-</text:p>
            <text:p>lations located at the limits and in the center of a species range provide fundamental insights into the historical</text:p>
            <text:p>formation of species distribution patterns.</text:p>
            <text:p>In this study, we quantify variation in the ecological niche and the expression of a ﬂoral</text:p>
            <text:p>polymorphism across the range of the Mediterranean geophyte Narcissus dubius Gouan. An exhaustive data</text:p>
            <text:p>set of known locations was compiled to distinguish groups of geographically central and peripheral popula-</text:p>
            <text:p>tions in both Spain and France. These occur across a double climatic gradient. First, there is a gradient from a</text:p>
            <text:p>hot and dry Mediterranean climatic regime in eastern Spain to a milder Mediterranean climatic regime in south-</text:p>
            <text:p>ern France (lower maximum temperature and shorter summer drought). Second, there is a shift to a more con-</text:p>
            <text:p>tinental climate in peripheral populations in inland Spain. We also modeled the current climatic niche and pro-</text:p>
            <text:p>duced historical projections of potential glacial refugia for this species.</text:p>
            <text:p>Pivotal results. Peripheral populations showed consistent patterns of ecological niche differences with a</text:p>
            <text:p>less rupicolous ecology, more bare soil, and a higher cover of annual species. The ecological niche was more</text:p>
            <text:p>variable among peripheral populations than among central populations. Peripheral populations showed a re-</text:p>
            <text:p>peated pattern of loss of stigma-height polymorphism and ﬂoral traits indicative of a reproductive strategy</text:p>
            <text:p>based on within-morph mating (probably selﬁng to assure seed set). Climate models indicate that contempo-</text:p>
            <text:p>rary peripheral populations (particularly in Spain) occur in areas that were least likely to have served as glacial</text:p>
            <text:p>refugia.</text:p>
            <text:p>Historical isolation and recolonization may have shaped contemporary patterns of ecological</text:p>
            <text:p>niche and reproductive trait variation among central and peripheral populations.</text:p>
            <text:p>central-peripheral hypothesis, ecological niche, ﬂoral polymorphism, Last Glacial Maximum,</text:p>
            <text:p>Mediterranean, refugia.</text:p>
          </table:table-cell>
        </table:table-row>
        <table:table-row table:style-name="ro3">
          <table:table-cell office:value-type="string" calcext:value-type="string">
            <text:p>The ‘centre–periphery hypothesis’ (CPH) is a long-standing postulate in ecology that states that genetic variation</text:p>
            <text:p>and demographic performance of a species decrease from the centre to the edge of its geographic range. This</text:p>
            <text:p>hypothesis is based on an assumed concordance between geographical peripherality and ecological marginality such</text:p>
            <text:p>that environmental conditions become harsher towards the limits of a species range. In this way, the CPH sets the</text:p>
            <text:p>stage for understanding the causes of distribution limits. To date, no study has examined conjointly the consistency of</text:p>
            <text:p>these postulates. In an extensive literature review we discuss the birth and development of the CPH and provide an</text:p>
            <text:p>assessment of the CPH by reviewing 248 empirical studies in the context of three main themes. First, a decrease in</text:p>
            <text:p>species occurrence towards their range limits was observed in 81% of studies, while only 51% demonstrated reduced</text:p>
            <text:p>abundance of individuals. A decline in genetic variation, increased differentiation among populations and higher rates</text:p>
            <text:p>of inbreeding were demonstrated by roughly one in two studies (47, 45 and 48%, respectively). However, demographic</text:p>
            <text:p>rates, size and population performance less often followed CPH expectations (20–30% of studies). We highlight the</text:p>
            <text:p>impact of important methodological, taxonomic, and biogeographical biases on such validation rates. Second, we</text:p>
            <text:p>found that geographic and ecological marginality gradients are not systematically concordant, which casts doubt</text:p>
            <text:p>on the reliability of a main assumption of the CPH. Finally, we attempt to disentangle the relative contribution of</text:p>
            <text:p>geographical, ecological and historical processes on the spatial distribution of genetic and demographic parameters.</text:p>
            <text:p>While ecological marginality gradients explain variation in species’ demographic performance better than geographic</text:p>
            <text:p>gradients, contemporary and historical factors may contribute interactively to spatial patterns of genetic variation. We</text:p>
            <text:p>thereby propose a framework that integrates species’ ecological niche characteristics together with current and past</text:p>
            <text:p>range structure to investigate spatial patterns of genetic and demographic variation across species ranges.</text:p>
            <text:p>Centre-periphery hypothesis, abundant-center model, ecological marginality, demography, meta-analysis,</text:p>
            <text:p>species distribution, rear-leading edge, genetic diversity, range limits.</text:p>
          </table:table-cell>
        </table:table-row>
        <table:table-row table:style-name="ro4">
          <table:table-cell office:value-type="string" calcext:value-type="string">
            <text:p>In this paper, we propose an integrative framework to assess the conservation status of rare plant popula-</text:p>
            <text:p>tions that combines population trends with four criteria to assess habitat vulnerability. We illustrate how</text:p>
            <text:p>population trends can be studied using a presence/absence method for a species that is inappropriate for</text:p>
            <text:p>a demographic study. The four other criteria concern habitat fragmentation, the human footprint in the</text:p>
            <text:p>surrounding landscape, observed impacts on a population and elements of habitat structure and quality</text:p>
            <text:p>that may impinge on population status. Each criterion is assessed with various indicators that can be</text:p>
            <text:p>adapted to the biology and ecology of the studied species. To test the feasibility of the proposed frame-</text:p>
            <text:p>work, we perform a case study of a Mediterranean geophyte Allium chamaemoly L., a species listed for</text:p>
            <text:p>protection in France. The results show a wide range of conservation status among a regional set of popu-</text:p>
            <text:p>lations in the study species. Variation among the indicators used to assess different criteria illustrates the</text:p>
            <text:p>importance of assessing a range of different factors and ways to combine them if population conservation</text:p>
            <text:p>status is to be objectively identiﬁed. The study of diverse criteria may allow for a more precise assessment</text:p>
            <text:p>of the causes of differences in conservation status among populations of a single species. The framework</text:p>
            <text:p>of ﬁve criteria could be adapted by modiﬁcation or substitution of indicators or adaptation of thresholds</text:p>
            <text:p>among classes, and thus be applied to other species of conservation importance. Conservation priorities</text:p>
            <text:p>Fragmentation</text:p>
            <text:p>Human disturbance</text:p>
            <text:p>Mediterranean</text:p>
            <text:p>Plant population dynamics</text:p>
            <text:p>Vulnerability</text:p>
          </table:table-cell>
        </table:table-row>
        <table:table-row table:style-name="ro5">
          <table:table-cell office:value-type="string" calcext:value-type="string">
            <text:p>Hybridisation plays a prominent role in plant evolution due to its influence on genetic diversity, fitness and adaptive potential. We identify a case of on-going hybrid evolu-</text:p>
            <text:p>tion of floral phenotypes in disjunct populations of Cyclamen balearicum and</text:p>
            <text:p>C. repandum subsp. repandum on Corsica and Sardinia.</text:p>
            <text:p>Hybrid populations on the two islands contain similar patterns of variation in flower</text:p>
            <text:p>colour and size but are probably at different stages in the evolutionary process of</text:p>
            <text:p>hybridisation, and differences in the frequency of floral types and flower size suggest</text:p>
            <text:p>hybrid vigour that may contribute to the dynamics and maintenance of hybrid forms.</text:p>
            <text:p>In a review of cases of hybridisation in Mediterranean plants we found an equivalent</text:p>
            <text:p>number of cases for the contemporary occurrence of mixed hybrid populations, as</text:p>
            <text:p>there are cases of homoploid hybrid species differentiation.</text:p>
            <text:p>We argue for the development of a conservation strategy for Mediterranean plants that</text:p>
            <text:p>integrates the need to protect not just pure endemic species (some of hybrid origin)</text:p>
            <text:p>but also mixed populations where adaptive variation and new species are evolving due</text:p>
            <text:p>to contemporary hybridisation. conservation; Cyclamen endemism;</text:p>
            <text:p>hybridisation; Mediterranea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0:02:41.254919149</meta:creation-date>
    <dc:date>2025-09-10T14:54:09.634477463</dc:date>
    <meta:editing-duration>PT21H6M5S</meta:editing-duration>
    <meta:editing-cycles>2</meta:editing-cycles>
    <meta:generator>LibreOffice/24.2.7.2$Linux_X86_64 LibreOffice_project/420$Build-2</meta:generator>
    <meta:document-statistic meta:table-count="1" meta:cell-count="5" meta:object-count="0"/>
  </office:meta>
</office:document-meta>
</file>